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Liststycke" style:family="paragraph"/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Liststycke" style:family="paragraph"/>
    <style:style style:name="P5" style:parent-style-name="Liststycke" style:family="paragraph"/>
    <style:style style:name="P6" style:parent-style-name="Liststycke" style:family="paragraph"/>
    <style:style style:name="P7" style:parent-style-name="Liststycke" style:family="paragraph"/>
    <style:style style:name="P8" style:parent-style-name="Liststycke" style:family="paragraph"/>
    <style:style style:name="P9" style:parent-style-name="Liststycke" style:family="paragraph"/>
  </office:automatic-styles>
  <office:body>
    <office:text text:use-soft-page-breaks="true">
      <text:h text:style-name="P1" text:outline-level="1">Laboration – nätverkssäkerhet – ”Underrättelser i protokollstacken”</text:h>
      <text:p text:style-name="Normal"/>
      <text:p text:style-name="Normal">Du måste för att genomföra den här laborationen ha två program installerade på din dator:</text:p>
      <text:list text:style-name="LFO1" text:continue-numbering="true">
        <text:list-item>
          <text:p text:style-name="P2">Nmap</text:p>
        </text:list-item>
      </text:list>
      <text:p text:style-name="P3"/>
      <text:p text:style-name="Normal">Du <text:s/>måste också ha en ”hel” IP-stack på datorn, så att<text:s/>du kan köra traceroute/tracert, ping etc.</text:p>
      <text:p text:style-name="Normal"/>
      <text:p text:style-name="Normal">Laborationens mål är att genom att använda enkla – protokollbaserade – verktyg inhämta information om två kända mål längs samma ”route” mellan en ”klient” och en ”server” – genom olika sorters inhämtning av ”fingerprint”.</text:p>
      <text:p text:style-name="Normal"/>
      <text:p text:style-name="Normal">Dessa fingerprint ska sedan dokumenteras – och beskrivas (och – motiveras) i ett samtal i gruppen, som en ”labbrapport” över laborationen. I det fall att resultat uteblivit i någon del av laborationen redovisas detta i rapporten och med en förklaring om varför.</text:p>
      <text:p text:style-name="Normal"/>
      <text:p text:style-name="Normal">Laborationens steg:</text:p>
      <text:list text:style-name="LFO2" text:continue-numbering="true">
        <text:list-item>
          <text:p text:style-name="P4">Se till att ha Telerik Fiddler, nmap och (i windows) möjlighet att köra tracert eller (i linux/unix) möjlighet till Traceroute (med icmp)</text:p>
        </text:list-item>
        <text:list-item>
          <text:p text:style-name="P5">Kör trace mot<text:s/><text:a xlink:href="http://www.cuebid.se" office:target-frame-name="_top" xlink:show="replace"><text:span text:style-name="Hyperlänk">www.cuebid.se</text:span></text:a><text:s/>– notera de två sista IP-adresserna i trace:en. Vad representerar dessa två IP-adresser?</text:p>
        </text:list-item>
        <text:list-item>
          <text:p text:style-name="P6">Kör nmap mot _den sista_ adressen i trace:en. Vilka portar används? För vad?</text:p>
        </text:list-item>
        <text:list-item>
          <text:p text:style-name="P7">Kör nmap med växeln –A mot samma adress – vad får du då ut för<text:s/>information om vilken mjukvara/os/protokollstack/etc som används? Vad kan du dra för slutsatser av den informationen?</text:p>
        </text:list-item>
        <text:list-item>
          <text:p text:style-name="P8">Kör nmap mot den _näst sista_ IP-adressen i kedjan. Vilka portar används? För vad? Kan du dra någon slutsats av vad den maskinen kan ha för slags funktion?</text:p>
        </text:list-item>
        <text:list-item>
          <text:p text:style-name="P9">Kör nmap mot den _näst sista_ IP-adressen – nu med nmap –A Vilken information får du nu ut om adressen?</text:p>
        </text:list-item>
      </text:list>
      <text:p text:style-name="Liststyck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1-12-09T11:36:00Z</meta:creation-date>
    <dc:date>2023-05-08T12:36:00Z</dc:date>
    <meta:print-date>2022-06-07T08:38:00Z</meta:print-date>
    <meta:template xlink:href="Normal" xlink:type="simple"/>
    <meta:editing-cycles>4</meta:editing-cycles>
    <meta:editing-duration>PT1980S</meta:editing-duration>
    <meta:document-statistic meta:page-count="1" meta:paragraph-count="3" meta:word-count="251" meta:character-count="1579" meta:row-count="11" meta:non-whitespace-character-count="1331"/>
  </office:meta>
</office:document-meta>
</file>